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975cm" fo:min-width="3.501cm" fo:padding-top="0.075cm" fo:padding-bottom="0.075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875cm" fo:min-width="3.301cm" fo:padding-top="0.075cm" fo:padding-bottom="0.075cm" fo:padding-left="0.2cm" fo:padding-right="0.2cm"/>
      <style:paragraph-properties style:writing-mode="lr-tb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619cm" fo:min-width="1.913cm" fo:padding-top="0.075cm" fo:padding-bottom="0.075cm" fo:padding-left="0.2cm" fo:padding-right="0.2cm"/>
      <style:paragraph-properties style:writing-mode="lr-tb"/>
    </style:style>
    <style:style style:name="gr6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62cm" fo:min-width="1.913cm" fo:padding-top="0.075cm" fo:padding-bottom="0.075cm" fo:padding-left="0.2cm" fo:padding-right="0.2cm"/>
      <style:paragraph-properties style:writing-mode="lr-tb"/>
    </style:style>
    <style:style style:name="gr7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619cm" fo:min-width="1.913cm" fo:padding-top="0.075cm" fo:padding-bottom="0.075cm" fo:padding-left="0.2cm" fo:padding-right="0.2cm"/>
      <style:paragraph-properties style:writing-mode="lr-tb"/>
    </style:style>
    <style:style style:name="gr8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44cm" fo:min-width="1.914cm" fo:padding-top="0.075cm" fo:padding-bottom="0.075cm" fo:padding-left="0.2cm" fo:padding-right="0.2cm"/>
      <style:paragraph-properties style:writing-mode="lr-tb"/>
    </style:style>
    <style:style style:name="gr9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05cm" fo:min-width="3.027cm" fo:padding-top="0.075cm" fo:padding-bottom="0.075cm" fo:padding-left="0.2cm" fo:padding-right="0.2cm"/>
      <style:paragraph-properties style:writing-mode="lr-tb"/>
    </style:style>
    <style:style style:name="gr10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05cm" fo:min-width="3.127cm" fo:padding-top="0.075cm" fo:padding-bottom="0.075cm" fo:padding-left="0.2cm" fo:padding-right="0.2cm"/>
      <style:paragraph-properties style:writing-mode="lr-tb"/>
    </style:style>
    <style:style style:name="gr11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4.113cm" fo:min-width="2.657cm" fo:padding-top="0.075cm" fo:padding-bottom="0.075cm" fo:padding-left="0.2cm" fo:padding-right="0.2cm"/>
      <style:paragraph-properties style:writing-mode="lr-tb"/>
    </style:style>
    <style:style style:name="gr12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3.309cm" fo:min-width="2.979cm" fo:padding-top="0.075cm" fo:padding-bottom="0.075cm" fo:padding-left="0.2cm" fo:padding-right="0.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975cm" fo:min-width="3.001cm" fo:padding-top="0.075cm" fo:padding-bottom="0.075cm" fo:padding-left="0.2cm" fo:padding-right="0.2cm"/>
      <style:paragraph-properties style:writing-mode="lr-tb"/>
    </style:style>
    <style:style style:name="gr15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65cm" fo:min-width="3.3cm" fo:padding-top="0.075cm" fo:padding-bottom="0.075cm" fo:padding-left="0.2cm" fo:padding-right="0.2cm"/>
      <style:paragraph-properties style:writing-mode="lr-tb"/>
    </style:style>
    <style:style style:name="gr16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95cm" fo:min-width="3.4cm" fo:padding-top="0.075cm" fo:padding-bottom="0.075cm" fo:padding-left="0.2cm" fo:padding-right="0.2cm"/>
      <style:paragraph-properties style:writing-mode="lr-tb"/>
    </style:style>
    <style:style style:name="gr17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95cm" fo:min-width="2.8cm" fo:padding-top="0.075cm" fo:padding-bottom="0.075cm" fo:padding-left="0.2cm" fo:padding-right="0.2cm"/>
      <style:paragraph-properties style:writing-mode="lr-tb"/>
    </style:style>
    <style:style style:name="gr18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118cm" fo:min-width="1.994cm" fo:padding-top="0.075cm" fo:padding-bottom="0.075cm" fo:padding-left="0.2cm" fo:padding-right="0.2cm"/>
      <style:paragraph-properties style:writing-mode="lr-tb"/>
    </style:style>
    <style:style style:name="gr19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875cm" fo:min-width="2.601cm" fo:padding-top="0.075cm" fo:padding-bottom="0.075cm" fo:padding-left="0.2cm" fo:padding-right="0.2cm"/>
      <style:paragraph-properties style:writing-mode="lr-tb"/>
    </style:style>
    <style:style style:name="gr20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437cm" fo:min-width="3.601cm" fo:padding-top="0.075cm" fo:padding-bottom="0.075cm" fo:padding-left="0.2cm" fo:padding-right="0.2cm"/>
      <style:paragraph-properties style:writing-mode="lr-tb"/>
    </style:style>
    <style:style style:name="gr21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451cm" fo:min-width="2.525cm" fo:padding-top="0.075cm" fo:padding-bottom="0.075cm" fo:padding-left="0.2cm" fo:padding-right="0.2cm"/>
      <style:paragraph-properties style:writing-mode="lr-tb"/>
    </style:style>
    <style:style style:name="gr22" style:family="graphic" style:parent-style-name="objectwithoutfill">
      <style:graphic-properties draw:stroke="dash" draw:stroke-dash="Long_20_Dot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cm" svg:height="1.9cm" draw:transform="rotate (1.5707963267949) translate (1cm 8.7cm)">
          <draw:text-box>
            <text:p><text:span text:style-name="T1">LauGIS_data</text:span></text:p>
          </draw:text-box>
        </draw:frame>
        <draw:frame draw:style-name="gr2" draw:text-style-name="P1" draw:layer="layout" svg:width="6.1cm" svg:height="1.2cm" draw:transform="rotate (1.5707963267949) translate (1cm 24.7cm)">
          <draw:text-box>
            <text:p><text:span text:style-name="T1">LauQGIS_interface</text:span></text:p>
          </draw:text-box>
        </draw:frame>
        <draw:custom-shape draw:style-name="gr3" draw:text-style-name="P2" xml:id="id2" draw:id="id2" draw:layer="layout" svg:width="3.9cm" svg:height="1.4cm" svg:x="8.4cm" svg:y="20.6cm">
          <text:p text:style-name="P2">v_objektbereich<text:line-break/>(poly, punkt, linie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4" draw:id="id4" draw:layer="layout" svg:width="3.8cm" svg:height="1.4cm" svg:x="12.6cm" svg:y="18.9cm">
          <text:p text:style-name="P2">v_einzelobjekt<text:line-break/>(poly, punkt, linie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2" xml:id="id1" draw:id="id1" draw:layer="layout" svg:width="2.999cm" svg:height="1.079cm" svg:x="10.9cm" svg:y="3.2cm">
          <text:p text:style-name="P2">obj_basi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2" xml:id="id3" draw:id="id3" draw:layer="layout" svg:width="2.999cm" svg:height="1.08cm" svg:x="10.901cm" svg:y="5.21cm">
          <text:p text:style-name="P2">obj_stamm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2" xml:id="id5" draw:id="id5" draw:layer="layout" svg:width="2.999cm" svg:height="1.079cm" svg:x="10.901cm" svg:y="7.221cm">
          <text:p text:style-name="P2">obj_tech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2" xml:id="id6" draw:id="id6" draw:layer="layout" svg:width="3cm" svg:height="2.1cm" svg:x="10.9cm" svg:y="9.2cm">
          <text:p text:style-name="P2">geo_punkt<text:line-break/>geo_linie<text:line-break/>geo_pol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2" xml:id="id16" draw:id="id16" draw:layer="layout" svg:width="3.427cm" svg:height="1.2cm" svg:x="5.973cm" svg:y="18.9cm">
          <text:p text:style-name="P2">trf_einzelobjek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13" draw:id="id13" draw:layer="layout" svg:width="3.527cm" svg:height="1.2cm" svg:x="3.5cm" svg:y="20.3cm">
          <text:p text:style-name="P2">trf_objektberei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7" draw:id="id7" draw:layer="layout" svg:width="3.8cm" svg:height="5.3cm" svg:x="16.1cm" svg:y="3.2cm">
          <text:p text:style-name="P2">definitionen<text:line-break/><text:line-break/><text:span text:style-name="T2">(erfasser, zustand,</text:span><text:span text:style-name="T2"><text:line-break/></text:span><text:span text:style-name="T2">kategorie, schutz,</text:span><text:span text:style-name="T2"><text:line-break/></text:span><text:span text:style-name="T2">jahresschnitt,</text:span></text:p>
          <text:p text:style-name="P2"><text:span text:style-name="T2">nutzung, datierung,</text:span></text:p>
          <text:p text:style-name="P2"><text:span text:style-name="T2">material, personen,</text:span></text:p>
          <text:p text:style-name="P2"><text:span text:style-name="T2">blick, bearbeitung,</text:span></text:p>
          <text:p text:style-name="P2"><text:span text:style-name="T2">dachform,</text:span></text:p>
          <text:p text:style-name="P2"><text:span text:style-name="T2">konstruktion)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2" draw:text-style-name="P2" xml:id="id11" draw:id="id11" draw:layer="layout" svg:width="4.2cm" svg:height="4.3cm" svg:x="5cm" svg:y="3.2cm">
          <text:p text:style-name="P2">relationen<text:line-break/></text:p>
          <text:p text:style-name="P2"><text:span text:style-name="T2">(bilder, dachform, </text:span></text:p>
          <text:p text:style-name="P2"><text:span text:style-name="T2">blickbeziehungen,</text:span></text:p>
          <text:p text:style-name="P2"><text:span text:style-name="T2">personen, datierung,</text:span></text:p>
          <text:p text:style-name="P2"><text:span text:style-name="T2">erfasser, kontruktion,</text:span></text:p>
          <text:p text:style-name="P2"><text:span text:style-name="T2">material, nutzung)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3" draw:text-style-name="P3" draw:layer="layout" svg:x1="10.9cm" svg:y1="3.739cm" svg:x2="10.35cm" svg:y2="20.6cm" draw:start-shape="id1" draw:start-glue-point="3" draw:end-shape="id2" draw:end-glue-point="4" svg:d="M10900 3739h-550v16861" svg:viewBox="0 0 551 16862">
          <text:p/>
        </draw:connector>
        <draw:connector draw:style-name="gr13" draw:text-style-name="P3" draw:layer="layout" svg:x1="10.901cm" svg:y1="5.75cm" svg:x2="10.35cm" svg:y2="20.6cm" draw:start-shape="id3" draw:start-glue-point="3" draw:end-shape="id2" draw:end-glue-point="4" svg:d="M10901 5750h-551v14850" svg:viewBox="0 0 552 14851">
          <text:p/>
        </draw:connector>
        <draw:connector draw:style-name="gr13" draw:text-style-name="P3" draw:layer="layout" svg:x1="13.899cm" svg:y1="3.739cm" svg:x2="14.5cm" svg:y2="18.9cm" draw:start-shape="id1" draw:start-glue-point="1" draw:end-shape="id4" draw:end-glue-point="4" svg:d="M13899 3739h601v15161" svg:viewBox="0 0 602 15162">
          <text:p/>
        </draw:connector>
        <draw:connector draw:style-name="gr13" draw:text-style-name="P3" draw:layer="layout" svg:x1="13.9cm" svg:y1="5.75cm" svg:x2="14.5cm" svg:y2="18.9cm" draw:start-shape="id3" draw:start-glue-point="1" draw:end-shape="id4" draw:end-glue-point="4" svg:d="M13900 5750h600v13150" svg:viewBox="0 0 601 13151">
          <text:p/>
        </draw:connector>
        <draw:connector draw:style-name="gr13" draw:text-style-name="P3" draw:layer="layout" svg:x1="13.9cm" svg:y1="7.76cm" svg:x2="14.5cm" svg:y2="18.9cm" draw:start-shape="id5" draw:start-glue-point="1" draw:end-shape="id4" draw:end-glue-point="4" svg:d="M13900 7760h600v11140" svg:viewBox="0 0 601 11141">
          <text:p/>
        </draw:connector>
        <draw:connector draw:style-name="gr13" draw:text-style-name="P3" draw:layer="layout" svg:x1="13.9cm" svg:y1="10.25cm" svg:x2="14.5cm" svg:y2="18.9cm" draw:start-shape="id6" draw:start-glue-point="1" draw:end-shape="id4" draw:end-glue-point="4" svg:d="M13900 10250h600v8650" svg:viewBox="0 0 601 8651">
          <text:p/>
        </draw:connector>
        <draw:connector draw:style-name="gr13" draw:text-style-name="P3" draw:layer="layout" svg:x1="10.9cm" svg:y1="10.25cm" svg:x2="10.35cm" svg:y2="20.6cm" draw:start-shape="id6" draw:start-glue-point="3" draw:end-shape="id2" draw:end-glue-point="4" svg:d="M10900 10250h-550v10350" svg:viewBox="0 0 551 10351">
          <text:p/>
        </draw:connector>
        <draw:custom-shape draw:style-name="gr14" draw:text-style-name="P2" xml:id="id8" draw:id="id8" draw:layer="layout" svg:width="3.4cm" svg:height="1.4cm" svg:x="16.3cm" svg:y="20.6cm">
          <text:p text:style-name="P2">v_definitione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3" draw:layer="layout" svg:x1="18cm" svg:y1="8.5cm" svg:x2="18cm" svg:y2="20.6cm" draw:start-shape="id7" draw:start-glue-point="2" draw:end-shape="id8" draw:end-glue-point="4" svg:d="M18000 8500v12100" svg:viewBox="0 0 1 12101">
          <text:p/>
        </draw:connector>
        <draw:frame draw:style-name="gr2" draw:text-style-name="P1" draw:layer="layout" svg:width="6.1cm" svg:height="1.2cm" draw:transform="rotate (1.5707963267949) translate (1cm 16.8cm)">
          <draw:text-box>
            <text:p><text:span text:style-name="T1">LauGIS_functi</text:span><text:span text:style-name="T1">on</text:span></text:p>
          </draw:text-box>
        </draw:frame>
        <draw:custom-shape draw:style-name="gr15" draw:text-style-name="P2" xml:id="id12" draw:id="id12" draw:layer="layout" svg:width="3.8cm" svg:height="0.9cm" svg:x="5.2cm" svg:y="13.1cm">
          <text:p text:style-name="P2">return re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15" draw:id="id15" draw:layer="layout" svg:width="3.8cm" svg:height="2.1cm" svg:x="5.2cm" svg:y="14.3cm">
          <text:p text:style-name="P2">update / remove<text:line-break/>re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xml:id="id14" draw:id="id14" draw:layer="layout" svg:width="3.2cm" svg:height="2.1cm" svg:x="14.6cm" svg:y="14.4cm">
          <text:p text:style-name="P2">update / delete<text:line-break/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9" draw:id="id9" draw:layer="layout" svg:width="3.1cm" svg:height="1.7cm" svg:x="1.3cm" svg:y="3.2cm">
          <text:p text:style-name="P2">sachbegriff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9" draw:text-style-name="P2" xml:id="id10" draw:id="id10" draw:layer="layout" svg:width="3.1cm" svg:height="1.4cm" svg:x="1.3cm" svg:y="18.9cm">
          <text:p text:style-name="P2">v_sachbegriff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3" draw:layer="layout" svg:x1="2.85cm" svg:y1="4.9cm" svg:x2="2.85cm" svg:y2="18.9cm" draw:start-shape="id9" draw:start-glue-point="2" draw:end-shape="id10" draw:end-glue-point="4" svg:d="M2850 4900v14000" svg:viewBox="0 0 1 14001">
          <text:p/>
        </draw:connector>
        <draw:connector draw:style-name="gr13" draw:text-style-name="P3" draw:layer="layout" draw:line-skew="-0.202cm" svg:x1="9.2cm" svg:y1="5.35cm" svg:x2="7.1cm" svg:y2="13.1cm" draw:start-shape="id11" draw:start-glue-point="1" draw:end-shape="id12" draw:end-glue-point="4" svg:d="M9200 5350h300v4951h-2400v2799" svg:viewBox="0 0 2401 7751">
          <text:p/>
        </draw:connector>
        <draw:connector draw:style-name="gr13" draw:text-style-name="P3" draw:layer="layout" svg:x1="9cm" svg:y1="13.55cm" svg:x2="14.5cm" svg:y2="18.9cm" draw:start-shape="id12" draw:start-glue-point="7" draw:end-shape="id4" draw:end-glue-point="4" svg:d="M9000 13550h5500v5350" svg:viewBox="0 0 5501 5351">
          <text:p/>
        </draw:connector>
        <draw:connector draw:style-name="gr13" draw:text-style-name="P3" draw:layer="layout" svg:x1="9cm" svg:y1="13.55cm" svg:x2="10.35cm" svg:y2="20.6cm" draw:start-shape="id12" draw:start-glue-point="7" draw:end-shape="id2" draw:end-glue-point="4" svg:d="M9000 13550h1350v7050" svg:viewBox="0 0 1351 7051">
          <text:p/>
        </draw:connector>
        <draw:connector draw:style-name="gr13" draw:text-style-name="P3" draw:layer="layout" draw:type="curve" draw:line-skew="-0.663cm" svg:x1="5.264cm" svg:y1="20.3cm" svg:x2="16.2cm" svg:y2="16.5cm" draw:start-shape="id13" draw:start-glue-point="4" draw:end-shape="id14" draw:end-glue-point="6" svg:d="M5264 20300c0-3843 10936-1943 10936-3800" svg:viewBox="0 0 10937 3801">
          <text:p/>
        </draw:connector>
        <draw:connector draw:style-name="gr13" draw:text-style-name="P3" draw:layer="layout" draw:type="curve" svg:x1="5.264cm" svg:y1="20.3cm" svg:x2="7.1cm" svg:y2="16.4cm" draw:start-shape="id13" draw:start-glue-point="4" draw:end-shape="id15" draw:end-glue-point="6" svg:d="M5264 20300c0-2923 1836-974 1836-3900" svg:viewBox="0 0 1837 3901">
          <text:p/>
        </draw:connector>
        <draw:connector draw:style-name="gr13" draw:text-style-name="P3" draw:layer="layout" draw:type="curve" svg:x1="7.687cm" svg:y1="18.9cm" svg:x2="16.2cm" svg:y2="16.5cm" draw:start-shape="id16" draw:start-glue-point="4" draw:end-shape="id14" draw:end-glue-point="6" svg:d="M7687 18900c0-1798 8513-599 8513-2400" svg:viewBox="0 0 8514 2401">
          <text:p/>
        </draw:connector>
        <draw:connector draw:style-name="gr13" draw:text-style-name="P3" draw:layer="layout" draw:type="curve" svg:x1="7.687cm" svg:y1="18.9cm" svg:x2="7.1cm" svg:y2="16.4cm" draw:start-shape="id16" draw:start-glue-point="4" draw:end-shape="id15" draw:end-glue-point="6" svg:d="M7687 18900c0-1873-587-624-587-2500" svg:viewBox="0 0 588 2501">
          <text:p/>
        </draw:connector>
        <draw:connector draw:style-name="gr13" draw:text-style-name="P3" draw:layer="layout" draw:type="curve" svg:x1="5.2cm" svg:y1="15.35cm" svg:x2="7.1cm" svg:y2="7.5cm" draw:start-shape="id15" draw:start-glue-point="5" draw:end-shape="id11" draw:end-glue-point="2" svg:d="M5200 15350c-751 0-627-2225 36-2912s1864 163 1864-4938" svg:viewBox="0 0 2415 7851">
          <text:p/>
        </draw:connector>
        <draw:connector draw:style-name="gr13" draw:text-style-name="P3" draw:layer="layout" draw:type="curve" draw:line-skew="-1.85cm" svg:x1="16.2cm" svg:y1="14.4cm" svg:x2="12.4cm" svg:y2="8.3cm" draw:start-shape="id14" draw:start-glue-point="4" draw:end-shape="id5" draw:end-glue-point="2" svg:d="M16200 14400c0-7350-3800-4300-3800-6100" svg:viewBox="0 0 3801 6101">
          <text:p/>
        </draw:connector>
        <draw:connector draw:style-name="gr13" draw:text-style-name="P3" draw:layer="layout" draw:type="curve" svg:x1="16.2cm" svg:y1="14.4cm" svg:x2="12.4cm" svg:y2="11.3cm" draw:start-shape="id14" draw:start-glue-point="4" draw:end-shape="id6" draw:end-glue-point="2" svg:d="M16200 14400c0-2323-3800-774-3800-3100" svg:viewBox="0 0 3801 3101">
          <text:p/>
        </draw:connector>
        <draw:connector draw:style-name="gr13" draw:text-style-name="P3" draw:layer="layout" draw:type="curve" draw:line-skew="-2.645cm" svg:x1="16.2cm" svg:y1="14.4cm" svg:x2="12.4cm" svg:y2="6.29cm" draw:start-shape="id14" draw:start-glue-point="4" draw:end-shape="id3" draw:end-glue-point="2" svg:d="M16200 14400c0-10048-3800-5994-3800-8110" svg:viewBox="0 0 3801 8111">
          <text:p/>
        </draw:connector>
        <draw:connector draw:style-name="gr13" draw:text-style-name="P3" draw:layer="layout" draw:type="curve" draw:line-skew="-3.439cm" svg:x1="16.2cm" svg:y1="14.4cm" svg:x2="12.399cm" svg:y2="4.279cm" draw:start-shape="id14" draw:start-glue-point="4" draw:end-shape="id1" draw:end-glue-point="2" svg:d="M16200 14400c0-12748-3801-7688-3801-10121" svg:viewBox="0 0 3802 10122">
          <text:p/>
        </draw:connector>
        <draw:custom-shape draw:style-name="gr20" draw:text-style-name="P2" draw:layer="layout" svg:width="4.1cm" svg:height="1.3cm" svg:x="8.45cm" svg:y="1.1cm">
          <text:p text:style-name="P2">LauGIS (PostGI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2" xml:id="id17" draw:id="id17" draw:layer="layout" svg:width="4.6cm" svg:height="1.7cm" svg:x="8.2cm" svg:y="24.8cm">
          <text:p text:style-name="P2">LauQGIS (QGIS)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3" draw:text-style-name="P3" draw:layer="layout" draw:type="curve" svg:x1="10.5cm" svg:y1="24.8cm" svg:x2="5.264cm" svg:y2="21.5cm" draw:start-shape="id17" draw:start-glue-point="4" draw:end-shape="id13" draw:end-glue-point="6" svg:d="M10500 24800c0-2473-5236-824-5236-3300" svg:viewBox="0 0 5237 3301">
          <text:p/>
        </draw:connector>
        <draw:connector draw:style-name="gr13" draw:text-style-name="P3" draw:layer="layout" draw:type="curve" svg:x1="10.5cm" svg:y1="24.8cm" svg:x2="7.687cm" svg:y2="20.1cm" draw:start-shape="id17" draw:start-glue-point="4" draw:end-shape="id16" draw:end-glue-point="6" svg:d="M10500 24800c0-3523-2813-1174-2813-4700" svg:viewBox="0 0 2814 4701">
          <text:p/>
        </draw:connector>
        <draw:connector draw:style-name="gr13" draw:text-style-name="P3" draw:layer="layout" svg:x1="2.85cm" svg:y1="20.217cm" svg:x2="8.2cm" svg:y2="25.65cm" draw:start-shape="id10" draw:start-glue-point="6" draw:end-shape="id17" draw:end-glue-point="5" svg:d="M2850 20217v5433h5350" svg:viewBox="0 0 5351 5434">
          <text:p/>
        </draw:connector>
        <draw:connector draw:style-name="gr13" draw:text-style-name="P3" draw:layer="layout" draw:line-skew="-0.65cm 1.198cm" svg:x1="10.35cm" svg:y1="21.917cm" svg:x2="12.8cm" svg:y2="25.65cm" draw:start-shape="id2" draw:start-glue-point="6" draw:end-shape="id17" draw:end-glue-point="7" svg:d="M10350 21917v833h4150v2900h-1700" svg:viewBox="0 0 4151 3734">
          <text:p/>
        </draw:connector>
        <draw:connector draw:style-name="gr13" draw:text-style-name="P3" draw:layer="layout" svg:x1="14.5cm" svg:y1="20.217cm" svg:x2="12.8cm" svg:y2="25.65cm" draw:start-shape="id4" draw:start-glue-point="6" draw:end-shape="id17" draw:end-glue-point="7" svg:d="M14500 20217v5433h-1700" svg:viewBox="0 0 1701 5434">
          <text:p/>
        </draw:connector>
        <draw:connector draw:style-name="gr13" draw:text-style-name="P3" draw:layer="layout" svg:x1="18cm" svg:y1="21.917cm" svg:x2="12.8cm" svg:y2="25.65cm" draw:start-shape="id8" draw:start-glue-point="6" draw:end-shape="id17" draw:end-glue-point="7" svg:d="M18000 21917v3733h-5200" svg:viewBox="0 0 5201 3734">
          <text:p/>
        </draw:connector>
        <draw:line draw:style-name="gr22" draw:text-style-name="P3" draw:layer="layout" svg:x1="0cm" svg:y1="12cm" svg:x2="21cm" svg:y2="12cm">
          <text:p/>
        </draw:line>
        <draw:line draw:style-name="gr22" draw:text-style-name="P3" draw:layer="layout" svg:x1="0cm" svg:y1="18cm" svg:x2="21cm" svg:y2="18cm">
          <text:p/>
        </draw:line>
        <draw:frame draw:style-name="gr23" draw:text-style-name="P4" draw:layer="layout" svg:width="18.2cm" svg:height="0.725cm" svg:x="1.4cm" svg:y="27.5cm">
          <draw:text-box>
            <text:p>Leseprozes:<text:tab/><text:tab/><text:tab/><text:tab/><text:tab/><text:tab/>Schreibprozess:</text:p>
          </draw:text-box>
        </draw:frame>
        <draw:connector draw:style-name="gr13" draw:text-style-name="P3" draw:layer="layout" svg:x1="4.04cm" svg:y1="27.272cm" svg:x2="5.484cm" svg:y2="28.451cm" svg:d="M4040 27272h722v1179h722" svg:viewBox="0 0 1445 1180">
          <text:p/>
        </draw:connector>
        <draw:connector draw:style-name="gr13" draw:text-style-name="P3" draw:layer="layout" draw:type="curve" svg:x1="14.071cm" svg:y1="27.08cm" svg:x2="15.634cm" svg:y2="28.523cm" svg:d="M14071 27080c1173 0 392 1443 1563 1443" svg:viewBox="0 0 1564 1444">
          <text:p/>
        </draw:connector>
        <draw:line draw:style-name="gr22" draw:text-style-name="P3" draw:layer="layout" svg:x1="0cm" svg:y1="26.8cm" svg:x2="21cm" svg:y2="2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draw:marker-start-width="0.28cm" draw:marker-end-width="0.2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09:05:32.621613268</meta:creation-date>
    <dc:date>2022-04-04T18:35:56.127460009</dc:date>
    <meta:editing-duration>PT5H10M59S</meta:editing-duration>
    <meta:editing-cycles>13</meta:editing-cycles>
    <meta:generator>LibreOffice/6.4.7.2$Linux_X86_64 LibreOffice_project/40$Build-2</meta:generator>
    <meta:document-statistic meta:object-count="54"/>
  </office:meta>
</office:document-meta>
</file>